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9" table:default-cell-style-name="ce4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style-name="Default"/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4"/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(Spiky) Metal Tur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Default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4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4" table:number-columns-repeated="3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4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4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4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7:43:04.566901525</dc:date>
    <meta:editing-duration>P3DT1H59M35S</meta:editing-duration>
    <meta:editing-cycles>509</meta:editing-cycles>
    <meta:document-statistic meta:table-count="10" meta:cell-count="1516" meta:object-count="0"/>
  </office:meta>
</office:document-meta>
</file>